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UniformeInteira_RecombinacaoCrossoverNPontosInteira_com PR 0.75_MutacaoInicializacaoAleatoria_com PM 0.1_populacao 1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1236.19286964136" calcext:value-type="float">
            <text:p>1236.19286964136</text:p>
          </table:table-cell>
          <table:table-cell/>
          <table:table-cell office:value-type="float" office:value="4.80130460270828" calcext:value-type="float">
            <text:p>4.80130460270828</text:p>
          </table:table-cell>
          <table:table-cell office:value-type="float" office:value="1365.71023169663" calcext:value-type="float">
            <text:p>1365.71023169663</text:p>
          </table:table-cell>
          <table:table-cell office:value-type="float" office:value="7930.276042" calcext:value-type="float">
            <text:p>7930.276042</text:p>
          </table:table-cell>
          <table:table-cell table:formula="of:=COM.MICROSOFT.STDEV.P([.A2:.A5001])" office:value-type="float" office:value="61.5805237797772" calcext:value-type="float">
            <text:p>61.5805237797772</text:p>
          </table:table-cell>
        </table:table-row>
        <table:table-row table:style-name="ro1">
          <table:table-cell office:value-type="float" office:value="1236.19286964136" calcext:value-type="float">
            <text:p>1236.19286964136</text:p>
          </table:table-cell>
          <table:table-cell table:number-columns-repeated="5"/>
        </table:table-row>
        <table:table-row table:style-name="ro1">
          <table:table-cell office:value-type="float" office:value="1208.65963083413" calcext:value-type="float">
            <text:p>1208.65963083413</text:p>
          </table:table-cell>
          <table:table-cell table:number-columns-repeated="5"/>
        </table:table-row>
        <table:table-row table:style-name="ro1">
          <table:table-cell office:value-type="float" office:value="1208.65963083413" calcext:value-type="float">
            <text:p>1208.65963083413</text:p>
          </table:table-cell>
          <table:table-cell table:number-columns-repeated="5"/>
        </table:table-row>
        <table:table-row table:style-name="ro1">
          <table:table-cell office:value-type="float" office:value="1179.89757378419" calcext:value-type="float">
            <text:p>1179.89757378419</text:p>
          </table:table-cell>
          <table:table-cell table:number-columns-repeated="5"/>
        </table:table-row>
        <table:table-row table:style-name="ro1">
          <table:table-cell office:value-type="float" office:value="1179.89757378419" calcext:value-type="float">
            <text:p>1179.89757378419</text:p>
          </table:table-cell>
          <table:table-cell table:number-columns-repeated="5"/>
        </table:table-row>
        <table:table-row table:style-name="ro1">
          <table:table-cell office:value-type="float" office:value="1179.89757378419" calcext:value-type="float">
            <text:p>1179.89757378419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703.814695963662" calcext:value-type="float">
            <text:p>703.814695963662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87.820859483774" calcext:value-type="float">
            <text:p>487.820859483774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425.620514106223" calcext:value-type="float">
            <text:p>425.620514106223</text:p>
          </table:table-cell>
          <table:table-cell table:number-columns-repeated="5"/>
        </table:table-row>
        <table:table-row table:style-name="ro1">
          <table:table-cell office:value-type="float" office:value="364.915030032949" calcext:value-type="float">
            <text:p>364.915030032949</text:p>
          </table:table-cell>
          <table:table-cell table:number-columns-repeated="5"/>
        </table:table-row>
        <table:table-row table:style-name="ro1">
          <table:table-cell office:value-type="float" office:value="364.915030032949" calcext:value-type="float">
            <text:p>364.915030032949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56.036742604681" calcext:value-type="float">
            <text:p>256.036742604681</text:p>
          </table:table-cell>
          <table:table-cell table:number-columns-repeated="5"/>
        </table:table-row>
        <table:table-row table:style-name="ro1">
          <table:table-cell office:value-type="float" office:value="242.460681643218" calcext:value-type="float">
            <text:p>242.460681643218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33.825182550041" calcext:value-type="float">
            <text:p>133.825182550041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122.646136695576" calcext:value-type="float">
            <text:p>122.646136695576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99.7273449397704" calcext:value-type="float">
            <text:p>99.7273449397704</text:p>
          </table:table-cell>
          <table:table-cell table:number-columns-repeated="5"/>
        </table:table-row>
        <table:table-row table:style-name="ro1">
          <table:table-cell office:value-type="float" office:value="63.3313266202123" calcext:value-type="float">
            <text:p>63.3313266202123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41.9000393687987" calcext:value-type="float">
            <text:p>41.9000393687987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6.123185702576" calcext:value-type="float">
            <text:p>36.123185702576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31.9982930091323" calcext:value-type="float">
            <text:p>31.998293009132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23.1174072496153" calcext:value-type="float">
            <text:p>23.1174072496153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9.34728870376134" calcext:value-type="float">
            <text:p>9.34728870376134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8.39033348111398" calcext:value-type="float">
            <text:p>8.39033348111398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  <table:table-row table:style-name="ro1">
          <table:table-cell office:value-type="float" office:value="5.60834397630136" calcext:value-type="float">
            <text:p>5.608343976301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27:34.861309757</dc:date>
    <meta:editing-duration>PT7M30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